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dia/image1.png" manifest:media-type="image/png"/>
  <manifest:file-entry manifest:full-path="Object 4/styles.xml" manifest:media-type="text/xml"/>
  <manifest:file-entry manifest:full-path="Object 4/content.xml" manifest:media-type="text/xml"/>
  <manifest:file-entry manifest:full-path="Object 4/media/image1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ptos" style:font-name-asian="Aptos" style:font-name-complex="Aptos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ptos" style:font-name-asian="Aptos" style:font-name-complex="Aptos"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 style:vertical-align="middle" fo:wrap-option="wrap"/>
      <style:text-properties style:font-name="Aptos" style:font-name-asian="Aptos" style:font-name-complex="Aptos"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ptos" style:font-name-asian="Aptos" style:font-name-complex="Aptos" fo:font-size="14pt" style:font-size-asian="14pt" style:font-size-complex="14pt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table:style-name="ce2">
            <draw:frame draw:z-index="4" draw:id="id3" draw:style-name="a3" draw:name="Chart 11" svg:x="0.20956in" svg:y="0.00552in" svg:width="5.06128in" svg:height="3.0514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3"/>
          <table:table-cell table:style-name="ce1">
            <draw:frame draw:z-index="2" draw:id="id1" draw:style-name="a1" draw:name="Chart 9" svg:x="0.00835in" svg:y="0.25401in" svg:width="5.78711in" svg:height="2.984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1" draw:id="id0" draw:style-name="a0" draw:name="Chart 7" svg:x="0.08996in" svg:y="0.19285in" svg:width="5.38352in" svg:height="2.9889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style-name="ce4"/>
          <table:table-cell table:style-name="ce1"/>
          <table:table-cell table:style-name="ce5"/>
          <table:table-cell table:style-name="ce1"/>
          <table:table-cell table:style-name="ce6"/>
          <table:table-cell table:style-name="ce1"/>
          <table:table-cell table:style-name="ce6"/>
          <table:table-cell table:number-columns-repeated="16377" table:style-name="ce1"/>
        </table:table-row>
        <table:table-row table:number-rows-repeated="4" table:style-name="ro1">
          <table:table-cell table:style-name="ce4"/>
          <table:table-cell table:style-name="ce1"/>
          <table:table-cell table:style-name="ce7"/>
          <table:table-cell table:style-name="ce1"/>
          <table:table-cell table:style-name="ce6"/>
          <table:table-cell table:style-name="ce1"/>
          <table:table-cell table:style-name="ce6"/>
          <table:table-cell table:number-columns-repeated="16377" table:style-name="ce1"/>
        </table:table-row>
        <table:table-row table:style-name="ro1">
          <table:table-cell table:style-name="ce4"/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 table:style-name="ce4"/>
          <table:table-cell table:style-name="ce1"/>
          <table:table-cell table:style-name="ce7"/>
          <table:table-cell table:number-columns-repeated="3" table:style-name="ce1"/>
          <table:table-cell table:style-name="ce3"/>
          <table:table-cell table:number-columns-repeated="16377" table:style-name="ce1"/>
        </table:table-row>
        <table:table-row table:number-rows-repeated="2" table:style-name="ro1">
          <table:table-cell table:style-name="ce4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float" office:value="80" table:style-name="ce3">
            <text:p>80</text:p>
          </table:table-cell>
          <table:table-cell office:value-type="float" office:value="112" table:style-name="ce3">
            <text:p>112</text:p>
          </table:table-cell>
          <table:table-cell office:value-type="float" office:value="128" table:style-name="ce3">
            <text:p>128</text:p>
          </table:table-cell>
          <table:table-cell office:value-type="float" office:value="192" table:style-name="ce3">
            <text:p>192</text:p>
          </table:table-cell>
          <table:table-cell office:value-type="float" office:value="256" table:style-name="ce3">
            <text:p>256</text:p>
          </table:table-cell>
          <table:table-cell/>
          <table:table-cell table:style-name="ce1">
            <draw:frame draw:z-index="3" draw:id="id2" draw:style-name="a2" draw:name="Chart 10" svg:x="0.13737in" svg:y="0.10417in" svg:width="5.8096in" svg:height="3.2859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keypair gener</text:p>
          </table:table-cell>
          <table:table-cell office:value-type="string" table:style-name="ce3">
            <text:p>ECC</text:p>
          </table:table-cell>
          <table:table-cell office:value-type="float" office:value="5.5000000000000003E-4" table:style-name="ce6">
            <text:p>0.00055</text:p>
          </table:table-cell>
          <table:table-cell office:value-type="float" office:value="6.7000000000000002E-4" table:style-name="ce6">
            <text:p>0.00067</text:p>
          </table:table-cell>
          <table:table-cell office:value-type="float" office:value="1.1E-4" table:style-name="ce6">
            <text:p>0.00011</text:p>
          </table:table-cell>
          <table:table-cell office:value-type="float" office:value="1.64E-3" table:style-name="ce6">
            <text:p>0.00164</text:p>
          </table:table-cell>
          <table:table-cell office:value-type="float" office:value="6.9199999999999999E-3" table:style-name="ce6">
            <text:p>0.00692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3">
            <text:p>RSA</text:p>
          </table:table-cell>
          <table:table-cell office:value-type="float" office:value="9.1400000000000006E-3" table:style-name="ce6">
            <text:p>0.00914</text:p>
          </table:table-cell>
          <table:table-cell office:value-type="float" office:value="4.8030000000000003E-2" table:style-name="ce6">
            <text:p>0.04803</text:p>
          </table:table-cell>
          <table:table-cell office:value-type="float" office:value="0.15368000000000001" table:style-name="ce6">
            <text:p>0.15368</text:p>
          </table:table-cell>
          <table:table-cell office:value-type="float" office:value="16.513629999999999" table:style-name="ce6">
            <text:p>16.51363</text:p>
          </table:table-cell>
          <table:table-cell office:value-type="float" office:value="85.910929999999993" table:style-name="ce6">
            <text:p>85.91093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3">
            <text:p>DSA</text:p>
          </table:table-cell>
          <table:table-cell office:value-type="float" office:value="3.7260000000000001E-2" table:style-name="ce6">
            <text:p>0.03726</text:p>
          </table:table-cell>
          <table:table-cell office:value-type="float" office:value="0.31620999999999999" table:style-name="ce6">
            <text:p>0.31621</text:p>
          </table:table-cell>
          <table:table-cell office:value-type="float" office:value="1.2981" table:style-name="ce6">
            <text:p>1.2981</text:p>
          </table:table-cell>
          <table:table-cell office:value-type="float" office:value="3.34219" table:style-name="ce6">
            <text:p>3.34219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5" table:style-name="ce1"/>
          <table:table-cell table:style-name="ce6"/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80" table:style-name="ce3">
            <text:p>80</text:p>
          </table:table-cell>
          <table:table-cell office:value-type="float" office:value="112" table:style-name="ce3">
            <text:p>112</text:p>
          </table:table-cell>
          <table:table-cell office:value-type="float" office:value="128" table:style-name="ce3">
            <text:p>128</text:p>
          </table:table-cell>
          <table:table-cell office:value-type="float" office:value="192" table:style-name="ce3">
            <text:p>192</text:p>
          </table:table-cell>
          <table:table-cell office:value-type="float" office:value="256" table:style-name="ce3">
            <text:p>25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igital sig</text:p>
          </table:table-cell>
          <table:table-cell office:value-type="string" table:style-name="ce3">
            <text:p>ECC</text:p>
          </table:table-cell>
          <table:table-cell office:value-type="float" office:value="4.0999999999999999E-4" table:style-name="ce6">
            <text:p>0.00041</text:p>
          </table:table-cell>
          <table:table-cell office:value-type="float" office:value="5.2999999999999998E-4" table:style-name="ce6">
            <text:p>0.00053</text:p>
          </table:table-cell>
          <table:table-cell office:value-type="float" office:value="1E-4" table:style-name="ce6">
            <text:p>0.0001</text:p>
          </table:table-cell>
          <table:table-cell office:value-type="float" office:value="1.2199999999999999E-3" table:style-name="ce6">
            <text:p>0.00122</text:p>
          </table:table-cell>
          <table:table-cell office:value-type="float" office:value="2.7799999999999999E-3" table:style-name="ce6">
            <text:p>0.00278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3">
            <text:p>RSA</text:p>
          </table:table-cell>
          <table:table-cell office:value-type="float" office:value="4.2000000000000002E-4" table:style-name="ce6">
            <text:p>0.00042</text:p>
          </table:table-cell>
          <table:table-cell office:value-type="float" office:value="1.72E-3" table:style-name="ce6">
            <text:p>0.00172</text:p>
          </table:table-cell>
          <table:table-cell office:value-type="float" office:value="2.7799999999999999E-3" table:style-name="ce6">
            <text:p>0.00278</text:p>
          </table:table-cell>
          <table:table-cell office:value-type="float" office:value="0.11166" table:style-name="ce6">
            <text:p>0.11166</text:p>
          </table:table-cell>
          <table:table-cell office:value-type="float" office:value="0.27002999999999999" table:style-name="ce6">
            <text:p>0.27003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3">
            <text:p>DSA</text:p>
          </table:table-cell>
          <table:table-cell office:value-type="float" office:value="2.4000000000000001E-4" table:style-name="ce6">
            <text:p>0.00024</text:p>
          </table:table-cell>
          <table:table-cell office:value-type="float" office:value="4.4000000000000002E-4" table:style-name="ce6">
            <text:p>0.00044</text:p>
          </table:table-cell>
          <table:table-cell office:value-type="float" office:value="8.5999999999999998E-4" table:style-name="ce6">
            <text:p>0.00086</text:p>
          </table:table-cell>
          <table:table-cell office:value-type="float" office:value="1.33E-3" table:style-name="ce6">
            <text:p>0.00133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float" office:value="80" table:style-name="ce3">
            <text:p>80</text:p>
          </table:table-cell>
          <table:table-cell office:value-type="float" office:value="112" table:style-name="ce3">
            <text:p>112</text:p>
          </table:table-cell>
          <table:table-cell office:value-type="float" office:value="128" table:style-name="ce3">
            <text:p>128</text:p>
          </table:table-cell>
          <table:table-cell office:value-type="float" office:value="192" table:style-name="ce3">
            <text:p>192</text:p>
          </table:table-cell>
          <table:table-cell office:value-type="float" office:value="256" table:style-name="ce3">
            <text:p>25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verification</text:p>
          </table:table-cell>
          <table:table-cell office:value-type="string" table:style-name="ce3">
            <text:p>ECC</text:p>
          </table:table-cell>
          <table:table-cell office:value-type="float" office:value="3.6000000000000002E-4" table:style-name="ce6">
            <text:p>0.00036</text:p>
          </table:table-cell>
          <table:table-cell office:value-type="float" office:value="5.8E-4" table:style-name="ce6">
            <text:p>0.00058</text:p>
          </table:table-cell>
          <table:table-cell office:value-type="float" office:value="1.2999999999999999E-4" table:style-name="ce6">
            <text:p>0.00013</text:p>
          </table:table-cell>
          <table:table-cell office:value-type="float" office:value="9.8999999999999999E-4" table:style-name="ce6">
            <text:p>0.00099</text:p>
          </table:table-cell>
          <table:table-cell office:value-type="float" office:value="2.0500000000000002E-3" table:style-name="ce6">
            <text:p>0.00205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3">
            <text:p>RSA</text:p>
          </table:table-cell>
          <table:table-cell office:value-type="float" office:value="1E-4" table:style-name="ce6">
            <text:p>0.0001</text:p>
          </table:table-cell>
          <table:table-cell office:value-type="float" office:value="1.1E-4" table:style-name="ce6">
            <text:p>0.00011</text:p>
          </table:table-cell>
          <table:table-cell office:value-type="float" office:value="1.1E-4" table:style-name="ce6">
            <text:p>0.00011</text:p>
          </table:table-cell>
          <table:table-cell office:value-type="float" office:value="4.4000000000000002E-4" table:style-name="ce6">
            <text:p>0.00044</text:p>
          </table:table-cell>
          <table:table-cell office:value-type="float" office:value="1.33E-3" table:style-name="ce6">
            <text:p>0.00133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3">
            <text:p>DSA</text:p>
          </table:table-cell>
          <table:table-cell office:value-type="float" office:value="1E-4" table:style-name="ce6">
            <text:p>0.0001</text:p>
          </table:table-cell>
          <table:table-cell office:value-type="float" office:value="3.6999999999999999E-4" table:style-name="ce6">
            <text:p>0.00037</text:p>
          </table:table-cell>
          <table:table-cell office:value-type="float" office:value="7.1000000000000002E-4" table:style-name="ce6">
            <text:p>0.00071</text:p>
          </table:table-cell>
          <table:table-cell office:value-type="float" office:value="1.2800000000000001E-3" table:style-name="ce6">
            <text:p>0.00128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float" office:value="80" table:style-name="ce3">
            <text:p>80</text:p>
          </table:table-cell>
          <table:table-cell office:value-type="float" office:value="112" table:style-name="ce3">
            <text:p>112</text:p>
          </table:table-cell>
          <table:table-cell office:value-type="float" office:value="128" table:style-name="ce3">
            <text:p>128</text:p>
          </table:table-cell>
          <table:table-cell office:value-type="float" office:value="192" table:style-name="ce3">
            <text:p>192</text:p>
          </table:table-cell>
          <table:table-cell office:value-type="float" office:value="256" table:style-name="ce3">
            <text:p>25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encryption</text:p>
          </table:table-cell>
          <table:table-cell office:value-type="string" table:style-name="ce3">
            <text:p>RSA</text:p>
          </table:table-cell>
          <table:table-cell office:value-type="float" office:value="7.1900000000000002E-3" table:style-name="ce6">
            <text:p>0.00719</text:p>
          </table:table-cell>
          <table:table-cell office:value-type="float" office:value="1.208E-2" table:style-name="ce6">
            <text:p>0.01208</text:p>
          </table:table-cell>
          <table:table-cell office:value-type="float" office:value="1.8509999999999999E-2" table:style-name="ce6">
            <text:p>0.01851</text:p>
          </table:table-cell>
          <table:table-cell office:value-type="float" office:value="0.13708999999999999" table:style-name="ce6">
            <text:p>0.13709</text:p>
          </table:table-cell>
          <table:table-cell office:value-type="float" office:value="0.45368999999999998" table:style-name="ce6">
            <text:p>0.45369</text:p>
          </table:table-cell>
          <table:table-cell table:number-columns-repeated="16376"/>
        </table:table-row>
        <table:table-row table:style-name="ro2">
          <table:table-cell/>
          <table:table-cell table:number-columns-repeated="2" table:style-name="ce1"/>
          <table:table-cell table:number-columns-repeated="5" table:style-name="ce6"/>
          <table:table-cell table:number-columns-repeated="16376"/>
        </table:table-row>
        <table:table-row table:style-name="ro2">
          <table:table-cell/>
          <table:table-cell table:style-name="ce1"/>
          <table:table-cell table:style-name="ce3"/>
          <table:table-cell table:number-columns-repeated="4" table:style-name="ce6"/>
          <table:table-cell table:number-columns-repeated="2" table:style-name="ce1"/>
          <table:table-cell table:style-name="ce1">
            <draw:frame draw:z-index="5" draw:id="id4" draw:style-name="a4" draw:name="Chart 12" svg:x="0.3398in" svg:y="0.01125in" svg:width="5.53142in" svg:height="3.0001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float" office:value="80" table:style-name="ce3">
            <text:p>80</text:p>
          </table:table-cell>
          <table:table-cell office:value-type="float" office:value="112" table:style-name="ce3">
            <text:p>112</text:p>
          </table:table-cell>
          <table:table-cell office:value-type="float" office:value="128" table:style-name="ce3">
            <text:p>128</text:p>
          </table:table-cell>
          <table:table-cell office:value-type="float" office:value="192" table:style-name="ce3">
            <text:p>192</text:p>
          </table:table-cell>
          <table:table-cell office:value-type="float" office:value="256" table:style-name="ce3">
            <text:p>25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ecryption</text:p>
          </table:table-cell>
          <table:table-cell office:value-type="string" table:style-name="ce3">
            <text:p>RSA</text:p>
          </table:table-cell>
          <table:table-cell office:value-type="float" office:value="3.7449999999999997E-2" table:style-name="ce6">
            <text:p>0.03745</text:p>
          </table:table-cell>
          <table:table-cell office:value-type="float" office:value="0.19455" table:style-name="ce1">
            <text:p>0.19455</text:p>
          </table:table-cell>
          <table:table-cell office:value-type="float" office:value="0.58499000000000001" table:style-name="ce6">
            <text:p>0.58499</text:p>
          </table:table-cell>
          <table:table-cell office:value-type="float" office:value="18.685420000000001" table:style-name="ce6">
            <text:p>18.68542</text:p>
          </table:table-cell>
          <table:table-cell office:value-type="float" office:value="103.60433999999999" table:style-name="ce6">
            <text:p>103.60434</text:p>
          </table:table-cell>
          <table:table-cell table:number-columns-repeated="16376"/>
        </table:table-row>
        <table:table-row table:style-name="ro2">
          <table:table-cell/>
          <table:table-cell table:number-columns-repeated="2" table:style-name="ce1"/>
          <table:table-cell table:number-columns-repeated="5" table:style-name="ce6"/>
          <table:table-cell table:number-columns-repeated="16376"/>
        </table:table-row>
        <table:table-row table:style-name="ro2">
          <table:table-cell/>
          <table:table-cell table:style-name="ce1"/>
          <table:table-cell table:style-name="ce3"/>
          <table:table-cell table:number-columns-repeated="4" table:style-name="ce6"/>
          <table:table-cell table:number-columns-repeated="16377" table:style-name="ce1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(Student  C00295958) Daniel Egharevba</meta:initial-creator>
    <dc:creator>(Student  C00295958) Daniel Egharevba</dc:creator>
    <meta:creation-date>2024-12-06T10:41:57Z</meta:creation-date>
    <dc:date>2024-12-06T19:26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bitmap" draw:fill-image-name="a7" style:repeat="repeat" draw:fill-image-ref-point="top-left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1" style:repeat="repeat" draw:fill-image-ref-point="top-left" draw:stroke="none"/>
    </style:style>
    <style:style style:family="chart" style:name="Axs0" style:data-style-name="N0">
      <style:chart-properties chart:gap-width="315" chart:overlap="-40" chart:link-data-style-to-source="true" chart:visible="true" chart:logarithmic="true" chart:origin="1E-5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0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1E-5" chart:reverse-direction="false"/>
      <style:graphic-properties draw:fill="none" draw:stroke="solid" svg:stroke-width="0.01042in" svg:stroke-color="#d9d9d9" svg:stroke-opacity="100%" draw:stroke-linejoin="round" svg:stroke-linecap="butt" draw:shadow="visible" draw:shadow-offset-x="0in" draw:shadow-offset-y="0in" draw:shadow-color="#000000" draw:shadow-opacity="43.137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431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431in" svg:stroke-color="#e9713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431in" svg:stroke-color="#196b2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205905511811pt" svg:width="387.6134645669291pt" chart:style-name="Crt0">
        <chart:title svg:x="148.8436220472441pt" svg:y="6.70228346456693pt" chart:style-name="CT00">
          <text:p text:style-name="a0" text:class-names="" text:cond-style-name="">Keypair Generati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Time (in seconds)</text:p>
            </chart:title>
            <chart:grid chart:class="major" chart:style-name="GMa0"/>
          </chart:axis>
          <chart:axis chart:dimension="x" chart:name="primary-x" chart:style-name="Axs1">
            <chart:title svg:x="160.9900787401575pt" svg:y="162.8514173228346pt" chart:style-name="AT01">
              <text:p text:style-name="a3" text:class-names="" text:cond-style-name="">Bits of Security</text:p>
            </chart:title>
            <chart:categories table:cell-range-address="Sheet1.$D$14:.$H$14"/>
            <chart:grid chart:class="major" chart:style-name="GMa1"/>
            <chart:grid chart:class="minor" chart:style-name="GMi1"/>
          </chart:axis>
          <chart:series chart:label-cell-address="Sheet1.$C$15" chart:values-cell-range-address="Sheet1.$D$15:.$H$15" chart:class="chart:line" chart:attached-axis="primary-y" chart:style-name="G0S0">
            <chart:data-label chart:style-name="DL00"/>
            <chart:data-point chart:repeated="5"/>
          </chart:series>
          <chart:series chart:label-cell-address="Sheet1.$C$16" chart:values-cell-range-address="Sheet1.$D$16:.$H$16" chart:class="chart:line" chart:attached-axis="primary-y" chart:style-name="G0S1">
            <chart:data-label chart:style-name="DL01"/>
            <chart:data-point chart:repeated="5"/>
          </chart:series>
          <chart:series chart:label-cell-address="Sheet1.$C$17" chart:values-cell-range-address="Sheet1.$D$17:.$H$17" chart:class="chart:line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xmlns:xlink="http://www.w3.org/1999/xlink" draw:name="a7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7" style:repeat="repeat" draw:fill-image-ref-point="top-left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1" style:repeat="repeat" draw:fill-image-ref-point="top-left" draw:stroke="none"/>
    </style:style>
    <style:style style:family="chart" style:name="Axs0" style:data-style-name="N0">
      <style:chart-properties chart:gap-width="219" chart:overlap="-27" chart:link-data-style-to-source="true" chart:visible="true" chart:logarithmic="true" chart:maximum="10" chart:origin="0.000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001" chart:minor-logarithmic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.0001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431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431in" svg:stroke-color="#e9713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431in" svg:stroke-color="#196b2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4.8930708661417pt" svg:width="416.6717322834646pt" chart:style-name="Crt0">
        <chart:title chart:style-name="CT00">
          <text:p text:style-name="a0" text:class-names="" text:cond-style-name="">Digital Signatur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Time (in 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Bits of Security</text:p>
            </chart:title>
            <chart:categories table:cell-range-address="Sheet1.$D$19:.$H$19"/>
            <chart:grid chart:class="major" chart:style-name="GMa1"/>
            <chart:grid chart:class="minor" chart:style-name="GMi1"/>
          </chart:axis>
          <chart:series chart:label-cell-address="Sheet1.$C$20" chart:values-cell-range-address="Sheet1.$D$20:.$H$20" chart:class="chart:line" chart:attached-axis="primary-y" chart:style-name="G0S0">
            <chart:data-label chart:style-name="DL00"/>
            <chart:data-point chart:repeated="5"/>
          </chart:series>
          <chart:series chart:label-cell-address="Sheet1.$C$21" chart:values-cell-range-address="Sheet1.$D$21:.$H$21" chart:class="chart:line" chart:attached-axis="primary-y" chart:style-name="G0S1">
            <chart:data-label chart:style-name="DL01"/>
            <chart:data-point chart:repeated="5"/>
          </chart:series>
          <chart:series chart:label-cell-address="Sheet1.$C$22" chart:values-cell-range-address="Sheet1.$D$22:.$H$22" chart:class="chart:line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xmlns:xlink="http://www.w3.org/1999/xlink" draw:name="a7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bitmap" draw:fill-image-name="a7" style:repeat="repeat" draw:fill-image-ref-point="top-left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1" style:repeat="repeat" draw:fill-image-ref-point="top-left" draw:stroke="none"/>
    </style:style>
    <style:style style:family="chart" style:name="Axs0" style:data-style-name="N0">
      <style:chart-properties chart:gap-width="219" chart:overlap="-27" chart:link-data-style-to-source="true" chart:visible="true" chart:logarithmic="true" chart:maximum="0.005" chart:minimum="0.0001" chart:origin="0.000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.0001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431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431in" svg:stroke-color="#e9713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431in" svg:stroke-color="#196b2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6.5910236220472pt" svg:width="418.2914173228347pt" chart:style-name="Crt0">
        <chart:title svg:x="123.6038582677165pt" svg:y="13.67897637795276pt" chart:style-name="CT00">
          <text:p text:style-name="a0" text:class-names="" text:cond-style-name="">Signature Verification</text:p>
        </chart:title>
        <chart:legend style:legend-expansion="custom" style:legend-expansion-aspect-ratio="1.1552706650357987" svg:width="185.7771653543307pt" svg:height="160.808346456693pt" svg:x="116.2570866141732pt" svg:y="58.10338582677165pt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Time (in seconds)<text:s text:c="1"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Bits of Security</text:p>
            </chart:title>
            <chart:categories table:cell-range-address="Sheet1.$D$24:.$H$24"/>
            <chart:grid chart:class="major" chart:style-name="GMa1"/>
            <chart:grid chart:class="minor" chart:style-name="GMi1"/>
          </chart:axis>
          <chart:series chart:label-cell-address="Sheet1.$C$25" chart:values-cell-range-address="Sheet1.$D$25:.$H$25" chart:class="chart:line" chart:attached-axis="primary-y" chart:style-name="G0S0">
            <chart:data-label chart:style-name="DL00"/>
            <chart:data-point chart:repeated="5"/>
          </chart:series>
          <chart:series chart:label-cell-address="Sheet1.$C$26" chart:values-cell-range-address="Sheet1.$D$26:.$H$26" chart:class="chart:line" chart:attached-axis="primary-y" chart:style-name="G0S1">
            <chart:data-label chart:style-name="DL01"/>
            <chart:data-point chart:repeated="5"/>
          </chart:series>
          <chart:series chart:label-cell-address="Sheet1.$C$27" chart:values-cell-range-address="Sheet1.$D$27:.$H$27" chart:class="chart:line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xmlns:xlink="http://www.w3.org/1999/xlink" draw:name="a7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431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bitmap" draw:fill-image-name="a5" style:repeat="repeat" draw:fill-image-ref-point="top-left" draw:stroke="none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true" chart:origin="0.00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.001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1" style:repeat="repeat" draw:fill-image-ref-point="top-left" draw:stroke="none"/>
    </style:style>
  </office:automatic-styles>
  <office:body>
    <office:chart>
      <chart:chart chart:class="chart:line" svg:height="219.7058267716535pt" svg:width="364.412125984252pt" chart:style-name="Crt0">
        <chart:title svg:x="110.0418897637795pt" svg:y="9.7655905511811pt" chart:style-name="CT00">
          <text:p text:style-name="a0" text:class-names="" text:cond-style-name="">RSA Asymmetric Encryption</text:p>
        </chart:title>
        <chart:plot-area chart:style-name="Plt0">
          <chart:axis chart:dimension="y" chart:name="primary-y" chart:style-name="Axs0">
            <chart:title chart:style-name="AT00">
              <text:p text:style-name="a2" text:class-names="" text:cond-style-name="">Time (in 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Bits of Security</text:p>
            </chart:title>
            <chart:categories table:cell-range-address="Sheet1.$D$29:.$H$29"/>
            <chart:grid chart:class="major" chart:style-name="GMa1"/>
            <chart:grid chart:class="minor" chart:style-name="GMi1"/>
          </chart:axis>
          <chart:series chart:label-cell-address="Sheet1.$C$30" chart:values-cell-range-address="Sheet1.$D$30:.$H$30" chart:class="chart:line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431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5" style:repeat="repeat" draw:fill-image-ref-point="top-left" draw:stroke="none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true" chart:origin="0.0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.01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1" style:repeat="repeat" draw:fill-image-ref-point="top-left" draw:stroke="none"/>
    </style:style>
  </office:automatic-styles>
  <office:body>
    <office:chart>
      <chart:chart chart:class="chart:line" svg:height="216.008031496063pt" svg:width="398.261968503937pt" chart:style-name="Crt0">
        <chart:title chart:style-name="CT00">
          <text:p text:style-name="a0" text:class-names="" text:cond-style-name="">RSA Asymmetric Decryption</text:p>
        </chart:title>
        <chart:plot-area chart:style-name="Plt0">
          <chart:axis chart:dimension="y" chart:name="primary-y" chart:style-name="Axs0">
            <chart:title chart:style-name="AT00">
              <text:p text:style-name="a2" text:class-names="" text:cond-style-name="">Time (in second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Bits of Security</text:p>
            </chart:title>
            <chart:categories table:cell-range-address="Sheet1.$D$34:.$H$34"/>
            <chart:grid chart:class="major" chart:style-name="GMa1"/>
            <chart:grid chart:class="minor" chart:style-name="GMi1"/>
          </chart:axis>
          <chart:series chart:label-cell-address="Sheet1.$C$35" chart:values-cell-range-address="Sheet1.$D$35:.$H$35" chart:class="chart:line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